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2021-09-16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2020-05-06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2019-11-21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2018-09-20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2018-04-16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2017-11-21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201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2008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200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200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2005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200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200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199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199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199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199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1996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1996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1995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199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H0099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